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3.313cm"/>
      <style:paragraph-properties style:writing-mode="lr-tb"/>
    </style:style>
    <style:style style:name="gr2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objectwithoutfill">
      <style:graphic-properties svg:stroke-width="0.03cm" svg:stroke-color="#000000" draw:marker-start="Dimension_20_Line_20_Arrow" draw:marker-start-width="0.22cm" draw:marker-end="Dimension_20_Line_20_Arrow" draw:marker-end-width="0.22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width="0.05cm" svg:stroke-color="#000000" draw:marker-start-width="0.28cm" draw:marker-end-width="0.28cm" draw:fill="hatch" draw:fill-hatch-name="Red_20_90_20_Degrees_20_Crossed_20_1" draw:fill-hatch-solid="false" draw:textarea-horizontal-align="justify" draw:textarea-vertical-align="middle" draw:auto-grow-height="false" fo:min-height="2.873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8cm" draw:marker-end-width="0.28cm" draw:fill="hatch" draw:fill-hatch-name="Red_20_90_20_Degrees_20_Crossed_20_1" draw:fill-hatch-solid="false" draw:textarea-horizontal-align="justify" draw:textarea-vertical-align="middle" draw:auto-grow-height="false" fo:min-height="1.82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8cm" draw:marker-end-width="0.28cm" draw:fill="hatch" draw:fill-hatch-name="Red_20_90_20_Degrees_20_Crossed_20_1" draw:fill-hatch-solid="false" draw:textarea-horizontal-align="justify" draw:textarea-vertical-align="middle" draw:auto-grow-height="false" fo:min-height="2.823cm" fo:min-width="0cm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Long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solid" svg:stroke-width="0.03cm" svg:stroke-color="#000000" draw:marker-start-width="0.166cm" draw:marker-end-width="0.166cm" svg:stroke-opacity="100%" draw:stroke-linejoin="miter" draw:fill="none" fo:padding-top="0.14cm" fo:padding-bottom="0.14cm" fo:padding-left="0.265cm" fo:padding-right="0.265cm"/>
    </style:style>
    <style:style style:name="gr10" style:family="graphic" style:parent-style-name="objectwithoutfill">
      <style:graphic-properties draw:stroke="dash" draw:stroke-dash="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gr11" style:family="graphic" style:parent-style-name="objectwithoutfill">
      <style:graphic-properties svg:stroke-width="0.03cm" svg:stroke-color="#000000" draw:marker-start-width="0.25cm" draw:marker-end="" draw:marker-end-width="0.35cm" draw:fill="none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fo:min-height="0.247cm"/>
      <style:paragraph-properties style:writing-mode="lr-tb"/>
    </style:style>
    <style:style style:name="gr13" style:family="graphic" style:parent-style-name="objectwithoutfill">
      <style:graphic-properties svg:stroke-width="0.03cm" svg:stroke-color="#000000" draw:marker-start-width="0.25cm" draw:marker-end="Linienspitzen_20_1" draw:marker-end-width="0.25cm" draw:fill="none" draw:textarea-vertical-align="middle" fo:padding-top="0.14cm" fo:padding-bottom="0.14cm" fo:padding-left="0.265cm" fo:padding-right="0.265cm"/>
    </style:style>
    <style:style style:name="gr14" style:family="graphic" style:parent-style-name="objectwithoutfill">
      <style:graphic-properties svg:stroke-width="0.03cm" svg:stroke-color="#000000" draw:marker-start-width="0.25cm" draw:marker-end="Linienspitzen_20_2" draw:marker-end-width="0.2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hatch" draw:fill-hatch-name="Red_20_90_20_Degrees_20_Crossed_20_1" draw:fill-hatch-solid="false"/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965cm" svg:height="0.878cm" svg:x="5.925cm" svg:y="-0.965cm">
          <draw:text-box>
            <text:p><text:span text:style-name="T1">Linse</text:span></text:p>
          </draw:text-box>
        </draw:frame>
        <draw:g>
          <svg:title>TexMaths</svg:title>
          <svg:desc>16§latex§$\alpha$§svg§600§TRUE§</svg:desc>
          <draw:g>
            <draw:path draw:style-name="gr2" draw:text-style-name="P2" draw:layer="layout" svg:width="0.313cm" svg:height="0.25cm" svg:x="5.227cm" svg:y="-0.699cm" svg:viewBox="0 0 314 251" svg:d="M244 114c0-87-51-114-93-114-76 0-151 79-151 157 0 51 33 94 91 94 35 0 75-13 118-46 8 29 25 46 51 46 30 0 46-30 46-40 0-3-3-4-6-4s-5 1-7 4c-11 27-30 27-32 27-17 0-17-43-17-55 0-13 0-13 6-19 53-67 43-87 64-131 0-1 0-6-6-6-7 0-7 2-8 11-11 35-29 78-56 110 0-11 0-22 0-34zM207 191c-49 41-92 47-115 47-33 0-51-24-51-60 0-27 15-86 34-114 25-42 56-51 75-51 56 0 56 71 56 116 0 19 0 52 1 62z">
              <text:p/>
            </draw:path>
          </draw:g>
        </draw:g>
        <draw:line draw:style-name="gr3" draw:text-style-name="P3" draw:layer="layout" svg:x1="1.27cm" svg:y1="6.78cm" svg:x2="1.27cm" svg:y2="4.36cm">
          <text:p/>
        </draw:line>
        <draw:g>
          <svg:title>TexMaths</svg:title>
          <svg:desc>16§latex§$g$§svg§600§TRUE§</svg:desc>
          <draw:g>
            <draw:path draw:style-name="gr2" draw:text-style-name="P2" draw:layer="layout" svg:width="0.255cm" svg:height="0.361cm" svg:x="0.828cm" svg:y="5.501cm" svg:viewBox="0 0 256 362" svg:d="M255 37c0-3 1-7 1-10 0-9-6-16-16-16-6 0-20 5-24 24-9-21-28-35-50-35-64 0-133 78-133 160 0 54 34 87 74 87 33 0 59-25 65-32-11 50-12 49-18 74-3 5-22 60-81 60-9 0-28 0-44-4 17-7 24-21 24-31 0-8-7-19-23-19-11 0-30 10-30 32 0 24 21 35 75 35 70 0 110-45 118-78 20-82 41-165 62-247zM181 176c-3 14-15 28-27 39-12 10-30 20-46 20-27 0-36-29-36-52 0-27 17-92 31-121 16-27 40-49 63-49 36 0 44 44 44 48 0 3-1 6-1 8-10 35-19 71-28 107z">
              <text:p/>
            </draw:path>
          </draw:g>
        </draw:g>
        <draw:custom-shape draw:style-name="gr4" draw:text-style-name="P4" draw:layer="layout" svg:width="0.258cm" svg:height="3.123cm" svg:x="2.749cm" svg:y="1.1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8cm" svg:height="2.12cm" svg:x="2.749cm" svg:y="4.5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258cm" svg:height="3.123cm" svg:x="2.749cm" svg:y="6.907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.968cm" svg:y1="4.373cm" svg:x2="1.484cm" svg:y2="4.36cm">
          <text:p/>
        </draw:line>
        <draw:line draw:style-name="gr7" draw:text-style-name="P3" draw:layer="layout" svg:x1="11.764cm" svg:y1="6.773cm" svg:x2="1.484cm" svg:y2="6.76cm">
          <text:p/>
        </draw:line>
        <draw:line draw:style-name="gr8" draw:text-style-name="P3" draw:layer="layout" svg:x1="2.995cm" svg:y1="4.371cm" svg:x2="11.73cm" svg:y2="2.03cm">
          <text:p/>
        </draw:line>
        <draw:line draw:style-name="gr8" draw:text-style-name="P3" draw:layer="layout" svg:x1="2.995cm" svg:y1="6.771cm" svg:x2="11.724cm" svg:y2="4.43cm">
          <text:p/>
        </draw:line>
        <draw:line draw:style-name="gr8" draw:text-style-name="P3" draw:layer="layout" svg:x1="3.134cm" svg:y1="4.363cm" svg:x2="3.725cm" svg:y2="6.567cm">
          <text:p/>
        </draw:line>
        <draw:g>
          <draw:line draw:style-name="gr8" draw:text-style-name="P3" draw:layer="layout" svg:x1="11.825cm" svg:y1="0.826cm" svg:x2="11.825cm" svg:y2="10.712cm">
            <text:p/>
          </draw:line>
          <draw:line draw:style-name="gr8" draw:text-style-name="P3" draw:layer="layout" svg:x1="11.82cm" svg:y1="1.381cm" svg:x2="12.207cm" svg:y2="1.058cm">
            <text:p/>
          </draw:line>
          <draw:line draw:style-name="gr8" draw:text-style-name="P3" draw:layer="layout" svg:x1="11.821cm" svg:y1="1.882cm" svg:x2="12.208cm" svg:y2="1.559cm">
            <text:p/>
          </draw:line>
          <draw:line draw:style-name="gr8" draw:text-style-name="P3" draw:layer="layout" svg:x1="11.822cm" svg:y1="2.383cm" svg:x2="12.209cm" svg:y2="2.06cm">
            <text:p/>
          </draw:line>
          <draw:line draw:style-name="gr8" draw:text-style-name="P3" draw:layer="layout" svg:x1="11.823cm" svg:y1="2.884cm" svg:x2="12.21cm" svg:y2="2.561cm">
            <text:p/>
          </draw:line>
          <draw:line draw:style-name="gr8" draw:text-style-name="P3" draw:layer="layout" svg:x1="11.824cm" svg:y1="3.385cm" svg:x2="12.211cm" svg:y2="3.062cm">
            <text:p/>
          </draw:line>
          <draw:line draw:style-name="gr8" draw:text-style-name="P3" draw:layer="layout" svg:x1="11.821cm" svg:y1="3.882cm" svg:x2="12.208cm" svg:y2="3.559cm">
            <text:p/>
          </draw:line>
          <draw:line draw:style-name="gr8" draw:text-style-name="P3" draw:layer="layout" svg:x1="11.822cm" svg:y1="4.383cm" svg:x2="12.209cm" svg:y2="4.06cm">
            <text:p/>
          </draw:line>
          <draw:line draw:style-name="gr8" draw:text-style-name="P3" draw:layer="layout" svg:x1="11.823cm" svg:y1="4.884cm" svg:x2="12.21cm" svg:y2="4.561cm">
            <text:p/>
          </draw:line>
          <draw:line draw:style-name="gr8" draw:text-style-name="P3" draw:layer="layout" svg:x1="11.824cm" svg:y1="5.385cm" svg:x2="12.211cm" svg:y2="5.062cm">
            <text:p/>
          </draw:line>
          <draw:line draw:style-name="gr8" draw:text-style-name="P3" draw:layer="layout" svg:x1="11.825cm" svg:y1="5.886cm" svg:x2="12.212cm" svg:y2="5.563cm">
            <text:p/>
          </draw:line>
          <draw:line draw:style-name="gr8" draw:text-style-name="P3" draw:layer="layout" svg:x1="11.822cm" svg:y1="6.383cm" svg:x2="12.209cm" svg:y2="6.06cm">
            <text:p/>
          </draw:line>
          <draw:line draw:style-name="gr8" draw:text-style-name="P3" draw:layer="layout" svg:x1="11.823cm" svg:y1="6.884cm" svg:x2="12.21cm" svg:y2="6.561cm">
            <text:p/>
          </draw:line>
          <draw:line draw:style-name="gr8" draw:text-style-name="P3" draw:layer="layout" svg:x1="11.824cm" svg:y1="7.385cm" svg:x2="12.211cm" svg:y2="7.062cm">
            <text:p/>
          </draw:line>
          <draw:line draw:style-name="gr8" draw:text-style-name="P3" draw:layer="layout" svg:x1="11.825cm" svg:y1="7.886cm" svg:x2="12.212cm" svg:y2="7.563cm">
            <text:p/>
          </draw:line>
          <draw:line draw:style-name="gr8" draw:text-style-name="P3" draw:layer="layout" svg:x1="11.826cm" svg:y1="8.387cm" svg:x2="12.213cm" svg:y2="8.064cm">
            <text:p/>
          </draw:line>
          <draw:line draw:style-name="gr8" draw:text-style-name="P3" draw:layer="layout" svg:x1="11.823cm" svg:y1="8.884cm" svg:x2="12.21cm" svg:y2="8.561cm">
            <text:p/>
          </draw:line>
          <draw:line draw:style-name="gr8" draw:text-style-name="P3" draw:layer="layout" svg:x1="11.824cm" svg:y1="9.385cm" svg:x2="12.211cm" svg:y2="9.062cm">
            <text:p/>
          </draw:line>
          <draw:line draw:style-name="gr8" draw:text-style-name="P3" draw:layer="layout" svg:x1="11.825cm" svg:y1="9.886cm" svg:x2="12.212cm" svg:y2="9.563cm">
            <text:p/>
          </draw:line>
          <draw:line draw:style-name="gr8" draw:text-style-name="P3" draw:layer="layout" svg:x1="11.826cm" svg:y1="10.387cm" svg:x2="12.213cm" svg:y2="10.064cm">
            <text:p/>
          </draw:line>
        </draw:g>
        <draw:g>
          <svg:title>TexMaths</svg:title>
          <svg:desc>16§latex§$\alpha$§svg§600§TRUE§</svg:desc>
          <draw:g>
            <draw:path draw:style-name="gr2" draw:text-style-name="P2" draw:layer="layout" svg:width="0.313cm" svg:height="0.25cm" svg:x="7.126cm" svg:y="6.198cm" svg:viewBox="0 0 314 251" svg:d="M244 114c0-87-51-114-93-114-76 0-151 79-151 157 0 51 33 94 91 94 35 0 75-13 118-46 8 29 25 46 51 46 30 0 46-30 46-40 0-3-3-4-6-4s-5 1-7 4c-11 27-30 27-32 27-17 0-17-43-17-55 0-13 0-13 6-19 53-67 43-87 64-131 0-1 0-6-6-6-7 0-7 2-8 11-11 35-29 78-56 110 0-11 0-22 0-34zM207 191c-49 41-92 47-115 47-33 0-51-24-51-60 0-27 15-86 34-114 25-42 56-51 75-51 56 0 56 71 56 116 0 19 0 52 1 62z">
              <text:p/>
            </draw:path>
          </draw:g>
        </draw:g>
        <draw:g>
          <svg:title>TexMaths</svg:title>
          <svg:desc>12§latex§$\alpha$§svg§600§TRUE§</svg:desc>
          <draw:g>
            <draw:path draw:style-name="gr2" draw:text-style-name="P2" draw:layer="layout" svg:width="0.234cm" svg:height="0.187cm" svg:x="3.127cm" svg:y="5.6cm" svg:viewBox="0 0 235 188" svg:d="M183 86c0-66-39-86-70-86-57 0-113 59-113 118 0 38 25 70 68 70 26 0 56-10 88-35 6 22 19 35 39 35 22 0 34-23 34-30 0-2-2-3-5-3-2 0-3 1-4 3-9 20-23 20-24 20-13 0-13-32-13-41 0-10 0-10 4-14 40-50 32-65 48-98 0-1 0-5-5-5-4 0-4 1-6 9-8 26-21 58-41 82 0-9 0-17 0-25zM155 143c-37 31-69 35-86 35-25 0-38-17-38-45 0-20 11-64 25-85 19-31 42-38 56-38 42 0 42 53 42 86 0 15 0 40 1 47z">
              <text:p/>
            </draw:path>
          </draw:g>
        </draw:g>
        <draw:path draw:style-name="gr8" draw:text-style-name="P3" draw:layer="layout" svg:width="1.132cm" svg:height="0.362cm" draw:transform="skewX (-0.0296705972839036) rotate (-1.11072753596919) translate (7.76941781647332cm 5.52444674712887cm)" svg:viewBox="0 0 1133 363" svg:d="M0 12c744-89 1133 351 1133 351">
          <text:p/>
        </draw:path>
        <draw:path draw:style-name="gr8" draw:text-style-name="P3" draw:layer="layout" svg:width="0.45cm" svg:height="0.132cm" draw:transform="skewX (-0.129677963423179) rotate (-2.64295208629501) translate (3.51521975020467cm 5.82144459429518cm)" svg:viewBox="0 0 451 133" svg:d="M0 4c296-33 451 129 451 129">
          <text:p/>
        </draw:path>
        <draw:g>
          <draw:path draw:style-name="gr9" draw:text-style-name="P5" draw:layer="layout" svg:width="3.329cm" svg:height="0.751cm" draw:transform="rotate (0.261799387799149) translate (2.9531376885309cm 6.33868177844008cm)" svg:viewBox="0 0 3330 752" svg:d="M0 481c96-155 164-510 287-464 124 45 303 739 456 735 154-2 311-752 467-752 155 0 310 749 464 750 155 0 310-745 463-747s305 731 455 734 322-677 445-718 195 315 293 472">
            <text:p/>
          </draw:path>
          <draw:path draw:style-name="gr9" draw:text-style-name="P5" draw:layer="layout" svg:width="3.329cm" svg:height="0.751cm" draw:transform="rotate (-2.87979326579064) translate (9.48450184994939cm 5.36817098976322cm)" svg:viewBox="0 0 3330 752" svg:d="M3330 481c-96-155-164-510-287-464-124 45-303 739-456 735-154-2-311-752-467-752-155 0-310 749-464 750-155 0-310-745-463-747s-305 731-455 734-322-677-445-718-195 315-293 472">
            <text:p/>
          </draw:path>
        </draw:g>
        <draw:g>
          <draw:path draw:style-name="gr9" draw:text-style-name="P5" draw:layer="layout" svg:width="3.329cm" svg:height="0.751cm" draw:transform="rotate (0.261799387799149) translate (2.9541376885309cm 4.03868177844008cm)" svg:viewBox="0 0 3330 752" svg:d="M0 481c96-155 164-510 287-464 124 45 303 739 456 735 154-2 311-752 467-752 155 0 310 749 464 750 155 0 310-745 463-747s305 731 455 734 322-677 445-718 195 315 293 472">
            <text:p/>
          </draw:path>
          <draw:path draw:style-name="gr9" draw:text-style-name="P5" draw:layer="layout" svg:width="3.329cm" svg:height="0.751cm" draw:transform="rotate (-2.87979326579064) translate (9.48550184994939cm 3.06817098976322cm)" svg:viewBox="0 0 3330 752" svg:d="M3330 481c-96-155-164-510-287-464-124 45-303 739-456 735-154-2-311-752-467-752-155 0-310 749-464 750-155 0-310-745-463-747s-305 731-455 734-322-677-445-718-195 315-293 472">
            <text:p/>
          </draw:path>
        </draw:g>
        <draw:line draw:style-name="gr3" draw:text-style-name="P3" draw:layer="layout" svg:x1="1.278cm" svg:y1="17.28cm" svg:x2="1.278cm" svg:y2="14.86cm">
          <text:p/>
        </draw:line>
        <draw:g>
          <svg:title>TexMaths</svg:title>
          <svg:desc>16§latex§$b$§svg§600§TRUE§</svg:desc>
          <draw:g>
            <draw:path draw:style-name="gr2" draw:text-style-name="P2" draw:layer="layout" svg:width="0.204cm" svg:height="0.393cm" svg:x="0.837cm" svg:y="16.002cm" svg:viewBox="0 0 205 394" svg:d="M108 6c-2-2 0-6-8-6-13 0-54 5-68 6-3 0-10 0-10 12 0 6 5 6 13 6 27 0 29 3 29 9 0 4-7 23-8 34-16 61-31 122-46 183-7 28-10 37-10 56 0 53 30 88 72 88 65 0 133-83 133-164 0-51-30-90-73-90-27 0-49 16-65 34 14-56 27-112 41-168zM56 217c3-11 3-13 8-19 27-37 52-45 66-45 20 0 35 18 35 53 0 33-19 97-28 118-19 38-45 57-65 57s-39-14-39-56c0-11 0-20 10-55 4-18 8-36 13-53z">
              <text:p/>
            </draw:path>
          </draw:g>
        </draw:g>
        <draw:path draw:style-name="gr9" draw:text-style-name="P5" draw:layer="layout" svg:width="3.329cm" svg:height="0.751cm" svg:x="15.148cm" svg:y="19.176cm" svg:viewBox="0 0 3330 752" svg:d="M0 481c96-155 164-510 287-464 124 45 303 739 456 735 154-2 311-752 467-752 155 0 310 749 464 750 155 0 310-745 463-747s305 731 455 734 322-677 445-718 195 315 293 472">
          <text:p/>
        </draw:path>
        <draw:custom-shape draw:style-name="gr6" draw:text-style-name="P4" draw:layer="layout" svg:width="0.258cm" svg:height="3.123cm" svg:x="2.757cm" svg:y="11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258cm" svg:height="3.123cm" svg:x="2.757cm" svg:y="17.407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.976cm" svg:y1="14.873cm" svg:x2="1.492cm" svg:y2="14.86cm">
          <text:p/>
        </draw:line>
        <draw:line draw:style-name="gr7" draw:text-style-name="P3" draw:layer="layout" svg:x1="11.772cm" svg:y1="17.273cm" svg:x2="1.492cm" svg:y2="17.26cm">
          <text:p/>
        </draw:line>
        <draw:line draw:style-name="gr8" draw:text-style-name="P3" draw:layer="layout" svg:x1="3.003cm" svg:y1="14.871cm" svg:x2="11.738cm" svg:y2="12.53cm">
          <text:p/>
        </draw:line>
        <draw:line draw:style-name="gr8" draw:text-style-name="P3" draw:layer="layout" svg:x1="3.003cm" svg:y1="17.271cm" svg:x2="11.732cm" svg:y2="14.93cm">
          <text:p/>
        </draw:line>
        <draw:line draw:style-name="gr10" draw:text-style-name="P3" draw:layer="layout" svg:x1="3.06cm" svg:y1="14.863cm" svg:x2="3.651cm" svg:y2="17.067cm">
          <text:p/>
        </draw:line>
        <draw:g>
          <draw:line draw:style-name="gr8" draw:text-style-name="P3" draw:layer="layout" svg:x1="11.833cm" svg:y1="11.326cm" svg:x2="11.833cm" svg:y2="21.212cm">
            <text:p/>
          </draw:line>
          <draw:line draw:style-name="gr8" draw:text-style-name="P3" draw:layer="layout" svg:x1="11.828cm" svg:y1="11.881cm" svg:x2="12.215cm" svg:y2="11.558cm">
            <text:p/>
          </draw:line>
          <draw:line draw:style-name="gr8" draw:text-style-name="P3" draw:layer="layout" svg:x1="11.829cm" svg:y1="12.382cm" svg:x2="12.216cm" svg:y2="12.059cm">
            <text:p/>
          </draw:line>
          <draw:line draw:style-name="gr8" draw:text-style-name="P3" draw:layer="layout" svg:x1="11.83cm" svg:y1="12.883cm" svg:x2="12.217cm" svg:y2="12.56cm">
            <text:p/>
          </draw:line>
          <draw:line draw:style-name="gr8" draw:text-style-name="P3" draw:layer="layout" svg:x1="11.831cm" svg:y1="13.384cm" svg:x2="12.218cm" svg:y2="13.061cm">
            <text:p/>
          </draw:line>
          <draw:line draw:style-name="gr8" draw:text-style-name="P3" draw:layer="layout" svg:x1="11.832cm" svg:y1="13.885cm" svg:x2="12.219cm" svg:y2="13.562cm">
            <text:p/>
          </draw:line>
          <draw:line draw:style-name="gr8" draw:text-style-name="P3" draw:layer="layout" svg:x1="11.829cm" svg:y1="14.382cm" svg:x2="12.216cm" svg:y2="14.059cm">
            <text:p/>
          </draw:line>
          <draw:line draw:style-name="gr8" draw:text-style-name="P3" draw:layer="layout" svg:x1="11.83cm" svg:y1="14.883cm" svg:x2="12.217cm" svg:y2="14.56cm">
            <text:p/>
          </draw:line>
          <draw:line draw:style-name="gr8" draw:text-style-name="P3" draw:layer="layout" svg:x1="11.831cm" svg:y1="15.384cm" svg:x2="12.218cm" svg:y2="15.061cm">
            <text:p/>
          </draw:line>
          <draw:line draw:style-name="gr8" draw:text-style-name="P3" draw:layer="layout" svg:x1="11.832cm" svg:y1="15.885cm" svg:x2="12.219cm" svg:y2="15.562cm">
            <text:p/>
          </draw:line>
          <draw:line draw:style-name="gr8" draw:text-style-name="P3" draw:layer="layout" svg:x1="11.833cm" svg:y1="16.386cm" svg:x2="12.22cm" svg:y2="16.063cm">
            <text:p/>
          </draw:line>
          <draw:line draw:style-name="gr8" draw:text-style-name="P3" draw:layer="layout" svg:x1="11.83cm" svg:y1="16.883cm" svg:x2="12.217cm" svg:y2="16.56cm">
            <text:p/>
          </draw:line>
          <draw:line draw:style-name="gr8" draw:text-style-name="P3" draw:layer="layout" svg:x1="11.831cm" svg:y1="17.384cm" svg:x2="12.218cm" svg:y2="17.061cm">
            <text:p/>
          </draw:line>
          <draw:line draw:style-name="gr8" draw:text-style-name="P3" draw:layer="layout" svg:x1="11.832cm" svg:y1="17.885cm" svg:x2="12.219cm" svg:y2="17.562cm">
            <text:p/>
          </draw:line>
          <draw:line draw:style-name="gr8" draw:text-style-name="P3" draw:layer="layout" svg:x1="11.833cm" svg:y1="18.386cm" svg:x2="12.22cm" svg:y2="18.063cm">
            <text:p/>
          </draw:line>
          <draw:line draw:style-name="gr8" draw:text-style-name="P3" draw:layer="layout" svg:x1="11.834cm" svg:y1="18.887cm" svg:x2="12.221cm" svg:y2="18.564cm">
            <text:p/>
          </draw:line>
          <draw:line draw:style-name="gr8" draw:text-style-name="P3" draw:layer="layout" svg:x1="11.831cm" svg:y1="19.384cm" svg:x2="12.218cm" svg:y2="19.061cm">
            <text:p/>
          </draw:line>
          <draw:line draw:style-name="gr8" draw:text-style-name="P3" draw:layer="layout" svg:x1="11.832cm" svg:y1="19.885cm" svg:x2="12.219cm" svg:y2="19.562cm">
            <text:p/>
          </draw:line>
          <draw:line draw:style-name="gr8" draw:text-style-name="P3" draw:layer="layout" svg:x1="11.833cm" svg:y1="20.386cm" svg:x2="12.22cm" svg:y2="20.063cm">
            <text:p/>
          </draw:line>
          <draw:line draw:style-name="gr8" draw:text-style-name="P3" draw:layer="layout" svg:x1="11.834cm" svg:y1="20.887cm" svg:x2="12.221cm" svg:y2="20.564cm">
            <text:p/>
          </draw:line>
        </draw:g>
        <draw:g>
          <svg:title>TexMaths</svg:title>
          <svg:desc>16§latex§$\alpha$§svg§600§TRUE§</svg:desc>
          <draw:g>
            <draw:path draw:style-name="gr2" draw:text-style-name="P2" draw:layer="layout" svg:width="0.313cm" svg:height="0.25cm" svg:x="7.134cm" svg:y="16.698cm" svg:viewBox="0 0 314 251" svg:d="M244 114c0-87-51-114-93-114-76 0-151 79-151 157 0 51 33 94 91 94 35 0 75-13 118-46 8 29 25 46 51 46 30 0 46-30 46-40 0-3-3-4-6-4s-5 1-7 4c-11 27-30 27-32 27-17 0-17-43-17-55 0-13 0-13 6-19 53-67 43-87 64-131 0-1 0-6-6-6-7 0-7 2-8 11-11 35-29 78-56 110 0-11 0-22 0-34zM207 191c-49 41-92 47-115 47-33 0-51-24-51-60 0-27 15-86 34-114 25-42 56-51 75-51 56 0 56 71 56 116 0 19 0 52 1 62z">
              <text:p/>
            </draw:path>
          </draw:g>
        </draw:g>
        <draw:g>
          <svg:title>TexMaths</svg:title>
          <svg:desc>12§latex§$\alpha$§svg§600§TRUE§</svg:desc>
          <draw:g>
            <draw:path draw:style-name="gr2" draw:text-style-name="P2" draw:layer="layout" svg:width="0.234cm" svg:height="0.187cm" svg:x="3.135cm" svg:y="16.2cm" svg:viewBox="0 0 235 188" svg:d="M183 86c0-66-39-86-70-86-57 0-113 59-113 118 0 38 25 70 68 70 26 0 56-10 88-35 6 22 19 35 39 35 22 0 34-23 34-30 0-2-2-3-5-3-2 0-3 1-4 3-9 20-23 20-24 20-13 0-13-32-13-41 0-10 0-10 4-14 40-50 32-65 48-98 0-1 0-5-5-5-4 0-4 1-6 9-8 26-21 58-41 82 0-9 0-17 0-25zM155 143c-37 31-69 35-86 35-25 0-38-17-38-45 0-20 11-64 25-85 19-31 42-38 56-38 42 0 42 53 42 86 0 15 0 40 1 47z">
              <text:p/>
            </draw:path>
          </draw:g>
        </draw:g>
        <draw:path draw:style-name="gr8" draw:text-style-name="P3" draw:layer="layout" svg:width="1.132cm" svg:height="0.362cm" draw:transform="skewX (-0.0296705972839036) rotate (-1.11072753596919) translate (7.77741781647332cm 16.0244467471289cm)" svg:viewBox="0 0 1133 363" svg:d="M0 12c744-89 1133 351 1133 351">
          <text:p/>
        </draw:path>
        <draw:path draw:style-name="gr8" draw:text-style-name="P3" draw:layer="layout" svg:width="0.45cm" svg:height="0.132cm" draw:transform="skewX (-0.129677963423179) rotate (-2.64295208629501) translate (3.52321975020467cm 16.5214445942952cm)" svg:viewBox="0 0 451 133" svg:d="M0 4c296-33 451 129 451 129">
          <text:p/>
        </draw:path>
        <draw:g>
          <draw:path draw:style-name="gr9" draw:text-style-name="P5" draw:layer="layout" svg:width="3.329cm" svg:height="0.751cm" draw:transform="rotate (0.261799387799149) translate (2.9611376885309cm 16.8386817784401cm)" svg:viewBox="0 0 3330 752" svg:d="M0 481c96-155 164-510 287-464 124 45 303 739 456 735 154-2 311-752 467-752 155 0 310 749 464 750 155 0 310-745 463-747s305 731 455 734 322-677 445-718 195 315 293 472">
            <text:p/>
          </draw:path>
          <draw:path draw:style-name="gr9" draw:text-style-name="P5" draw:layer="layout" svg:width="3.329cm" svg:height="0.751cm" draw:transform="rotate (-2.87979326579064) translate (9.49250184994939cm 15.8681709897632cm)" svg:viewBox="0 0 3330 752" svg:d="M3330 481c-96-155-164-510-287-464-124 45-303 739-456 735-154-2-311-752-467-752-155 0-310 749-464 750-155 0-310-745-463-747s-305 731-455 734-322-677-445-718-195 315-293 472">
            <text:p/>
          </draw:path>
        </draw:g>
        <draw:g>
          <draw:path draw:style-name="gr9" draw:text-style-name="P5" draw:layer="layout" svg:width="3.329cm" svg:height="0.751cm" draw:transform="rotate (0.261799387799149) translate (2.9621376885309cm 14.5386817784401cm)" svg:viewBox="0 0 3330 752" svg:d="M0 481c96-155 164-510 287-464 124 45 303 739 456 735 154-2 311-752 467-752 155 0 310 749 464 750 155 0 310-745 463-747s305 731 455 734 322-677 445-718 195 315 293 472">
            <text:p/>
          </draw:path>
          <draw:path draw:style-name="gr9" draw:text-style-name="P5" draw:layer="layout" svg:width="3.329cm" svg:height="0.751cm" draw:transform="rotate (-2.87979326579064) translate (9.49350184994939cm 13.5681709897632cm)" svg:viewBox="0 0 3330 752" svg:d="M3330 481c-96-155-164-510-287-464-124 45-303 739-456 735-154-2-311-752-467-752-155 0-310 749-464 750-155 0-310-745-463-747s-305 731-455 734-322-677-445-718-195 315-293 472">
            <text:p/>
          </draw:path>
        </draw:g>
        <draw:line draw:style-name="gr7" draw:text-style-name="P3" draw:layer="layout" svg:x1="11.773cm" svg:y1="16.073cm" svg:x2="1.493cm" svg:y2="16.06cm">
          <text:p/>
        </draw:line>
        <draw:line draw:style-name="gr8" draw:text-style-name="P3" draw:layer="layout" svg:x1="3.04cm" svg:y1="14.86cm" svg:x2="3.04cm" svg:y2="17.241cm">
          <text:p/>
        </draw:line>
        <draw:line draw:style-name="gr11" draw:text-style-name="P3" draw:layer="layout" svg:x1="3.432cm" svg:y1="17.181cm" svg:x2="3.765cm" svg:y2="18.426cm">
          <text:p/>
        </draw:line>
        <draw:g>
          <svg:title>TexMaths</svg:title>
          <svg:desc>16§latex§$b\sin\alpha$§svg§600§TRUE§</svg:desc>
          <draw:g>
            <draw:path draw:style-name="gr2" draw:text-style-name="P2" draw:layer="layout" svg:width="0.207cm" svg:height="0.393cm" svg:x="3.835cm" svg:y="18.5cm" svg:viewBox="0 0 208 394" svg:d="M109 6c-3-2 0-6-8-6-13 0-53 5-67 6-5 0-12 0-12 12 0 6 5 6 13 6 27 0 29 3 29 9 0 4-5 23-8 34-16 61-31 122-46 183-7 28-10 37-10 56 0 53 30 88 72 88 67 0 136-83 136-164 0-51-31-90-75-90-26 0-50 16-66 34 14-56 28-112 42-168zM56 217c3-11 3-13 8-19 27-37 53-45 67-45 21 0 35 18 35 53 0 33-17 97-27 118-19 38-45 57-67 57-19 0-37-14-37-56 0-11 0-20 8-55 4-18 9-36 13-53z">
              <text:p/>
            </draw:path>
            <draw:path draw:style-name="gr2" draw:text-style-name="P2" draw:layer="layout" svg:width="0.183cm" svg:height="0.256cm" svg:x="4.163cm" svg:y="18.637cm" svg:viewBox="0 0 184 257" svg:d="M98 142c12 3 59 11 59 51 0 29-21 51-64 51-47 0-67-32-79-78-1-8-1-10-8-10-6 0-6 4-6 13 0 25 0 50 0 75 0 10 0 13 6 13 2 0 3 0 13-11 2-2 2-2 11-13 26 24 52 24 63 24 64 0 91-37 91-78 0-29-18-47-24-53-19-18-40-22-64-27-32-6-69-13-69-46 0-20 15-42 63-42 62 0 63 50 65 67 0 5 5 5 6 5 8 0 8-2 8-13 0-18 0-37 0-56 0-9 0-14-6-14-3 0-5 0-11 6-2 4-8 8-10 10-21-16-44-16-52-16-69 0-90 38-90 69 0 20 8 35 24 47 18 15 34 18 74 26z">
              <text:p/>
            </draw:path>
            <draw:path draw:style-name="gr2" draw:text-style-name="P2" draw:layer="layout" svg:width="0.119cm" svg:height="0.372cm" svg:x="4.383cm" svg:y="18.514cm" svg:viewBox="0 0 120 373" svg:d="M82 126c-27 2-53 4-79 6 0 6 0 12 0 18 35 0 42 3 42 30 0 51 0 101 0 152 0 24-7 24-45 24 0 6 0 11 0 17 18 0 48-1 62-1 20 0 39 1 58 1 0-6 0-11 0-17-37 0-38-2-38-24 0-69 0-137 0-206zM83 29c0-18-14-29-29-29-17 0-30 14-30 29 0 16 13 30 30 30 15 0 29-11 29-30z">
              <text:p/>
            </draw:path>
            <draw:path draw:style-name="gr2" draw:text-style-name="P2" draw:layer="layout" svg:width="0.282cm" svg:height="0.246cm" svg:x="4.538cm" svg:y="18.64cm" svg:viewBox="0 0 283 247" svg:d="M45 56c0 50 0 100 0 150 0 24-7 24-45 24 0 6 0 11 0 17 21 0 50-1 64-1s43 1 62 1c0-6 0-11 0-17-36 0-43 0-43-24 0-35 0-69 0-104 0-57 40-89 75-89s42 30 42 62c0 44 0 87 0 131 0 24-7 24-43 24 0 6 0 11 0 17 19 0 48-1 64-1 14 0 43 1 62 1 0-6 0-11 0-17-29 0-43 0-43-16 0-36 0-71 0-107 0-48 0-66-18-86-8-10-27-21-59-21-42 0-67 24-83 59 0-20 0-39 0-59-27 2-53 4-80 6 0 6 0 12 0 18 40 0 45 3 45 32z">
              <text:p/>
            </draw:path>
            <draw:path draw:style-name="gr2" draw:text-style-name="P2" draw:layer="layout" svg:width="0.314cm" svg:height="0.253cm" svg:x="4.949cm" svg:y="18.64cm" svg:viewBox="0 0 315 254" svg:d="M245 115c0-88-53-115-95-115-76 0-150 80-150 160 0 51 34 94 91 94 35 0 75-13 118-47 8 29 26 47 52 47 30 0 46-31 46-40 0-3-3-5-6-5-4 0-5 2-7 5-11 27-30 27-32 27-17 0-17-43-17-56s0-14 6-21c53-65 43-87 64-131 0-1 0-6-6-6-7 0-7 3-8 13-12 35-29 78-56 110 0-12 0-23 0-35zM208 191c-50 43-93 50-115 50-34 0-51-24-51-61 0-27 14-87 32-116 27-40 57-51 76-51 56 0 56 73 56 116 0 21 0 54 2 62z">
              <text:p/>
            </draw:path>
          </draw:g>
        </draw:g>
        <draw:line draw:style-name="gr11" draw:text-style-name="P3" draw:layer="layout" svg:x1="3.425cm" svg:y1="6.675cm" svg:x2="3.758cm" svg:y2="7.92cm">
          <text:p/>
        </draw:line>
        <draw:g>
          <svg:title>TexMaths</svg:title>
          <svg:desc>16§latex§$g\sin\alpha$§svg§600§TRUE§</svg:desc>
          <draw:g>
            <draw:path draw:style-name="gr2" draw:text-style-name="P2" draw:layer="layout" svg:width="0.256cm" svg:height="0.361cm" svg:x="3.829cm" svg:y="8.121cm" svg:viewBox="0 0 257 362" svg:d="M256 37c1-4 1-7 1-10 0-9-6-16-16-16-4 0-20 5-22 26-11-21-30-37-53-37-64 0-132 78-132 159 0 56 33 88 73 88 34 0 59-25 66-32-12 50-12 49-18 74-3 6-22 60-81 60-10 0-29 0-45-5 17-4 24-19 24-28 0-10-7-21-23-21-12 0-30 11-30 34 0 22 21 33 75 33 70 0 110-43 118-77 21-82 42-165 63-248zM184 175c-3 16-18 29-29 40-13 10-29 21-46 21-27 0-35-30-35-53 0-25 16-92 30-121 16-27 40-49 62-49 39 0 47 45 47 48 0 2-2 6-2 9-9 35-18 70-27 105z">
              <text:p/>
            </draw:path>
            <draw:path draw:style-name="gr2" draw:text-style-name="P2" draw:layer="layout" svg:width="0.183cm" svg:height="0.256cm" svg:x="4.221cm" svg:y="8.118cm" svg:viewBox="0 0 184 257" svg:d="M98 142c12 3 59 11 59 53 0 27-20 49-64 49-47 0-67-32-79-78-1-8-1-10-6-10-8 0-8 3-8 13 0 25 0 50 0 75 0 10 0 13 6 13 4 0 4 0 15-11 1-2 0-2 11-13 24 24 50 24 61 24 65 0 91-37 91-78 0-29-18-47-24-53-19-18-40-22-64-27-32-7-69-13-69-45 0-21 15-43 63-43 62 0 65 51 65 67 2 7 4 4 6 7 8 0 8-4 8-15 0-18 0-37 0-56 0-9 0-14-6-14-3 0-3 0-11 8-2 2-7 6-10 8-21-16-44-16-52-16-69 0-90 38-90 69 0 20 10 35 24 47 18 15 34 18 74 26z">
              <text:p/>
            </draw:path>
            <draw:path draw:style-name="gr2" draw:text-style-name="P2" draw:layer="layout" svg:width="0.12cm" svg:height="0.372cm" svg:x="4.441cm" svg:y="7.995cm" svg:viewBox="0 0 121 373" svg:d="M82 126c-27 2-53 4-79 6 0 6 0 12 0 18 37 0 42 3 42 30 0 51 0 101 0 152 0 24-7 24-45 24 0 5 0 11 0 17 19 0 50-1 62-1 20 0 40 1 59 1 0-6 0-12 0-17-38 0-39-2-39-24 0-69 0-137 0-206zM83 30c0-19-13-30-29-30-17 0-30 14-30 30 0 15 13 29 30 29 16 0 29-11 29-29z">
              <text:p/>
            </draw:path>
            <draw:path draw:style-name="gr2" draw:text-style-name="P2" draw:layer="layout" svg:width="0.28cm" svg:height="0.246cm" svg:x="4.598cm" svg:y="8.121cm" svg:viewBox="0 0 281 247" svg:d="M43 56c0 50 0 100 0 150 0 24-6 24-43 24 0 5 0 11 0 17 19 0 48-1 62-1 15 0 45 1 64 1 0-6 0-12 0-17-38 0-44 0-44-24 0-35 0-69 0-104 0-57 39-89 76-89 35 0 40 30 40 62 0 44 0 87 0 131 0 24-5 24-43 24 0 5 0 11 0 17 19 0 48-1 64-1 14 0 43 1 62 1 0-6 0-12 0-17-28 0-43 0-43-16 0-36 0-72 0-107 0-48 0-66-17-86-8-10-28-21-60-21-41 0-67 26-83 59 0-20 0-39 0-59-26 2-52 4-78 6 0 6 0 12 0 18 38 0 43 5 43 32z">
              <text:p/>
            </draw:path>
            <draw:path draw:style-name="gr2" draw:text-style-name="P2" draw:layer="layout" svg:width="0.314cm" svg:height="0.253cm" svg:x="5.007cm" svg:y="8.121cm" svg:viewBox="0 0 315 254" svg:d="M245 116c0-87-52-116-93-116-78 0-152 81-152 159 0 52 34 95 91 95 35 0 75-13 118-47 8 29 26 47 52 47 30 0 46-31 46-40 0-3-3-5-6-5-4 0-5 2-7 5-11 27-30 27-32 27-17 0-17-43-17-56s0-13 6-21c53-65 43-87 64-131 0-1 0-4-6-4-7 0-7 1-8 11-12 35-29 78-56 110 0-11 0-22 0-34zM208 193c-50 43-93 48-115 48-34 0-51-24-51-61 0-27 14-88 32-116 27-40 57-51 76-51 56 0 56 73 56 116 0 21 0 54 2 64z">
              <text:p/>
            </draw:path>
          </draw:g>
        </draw:g>
        <draw:frame draw:style-name="gr12" draw:text-style-name="P7" draw:layer="layout" svg:width="1.362cm" svg:height="0.725cm" svg:x="0.167cm" svg:y="3.971cm">
          <draw:text-box>
            <text:p text:style-name="P6"><text:span text:style-name="T2">(1)</text:span></text:p>
          </draw:text-box>
        </draw:frame>
        <draw:frame draw:style-name="gr12" draw:text-style-name="P7" draw:layer="layout" svg:width="1.362cm" svg:height="0.725cm" svg:x="0.167cm" svg:y="6.371cm">
          <draw:text-box>
            <text:p text:style-name="P6"><text:span text:style-name="T2">(2)</text:span></text:p>
          </draw:text-box>
        </draw:frame>
        <draw:g>
          <svg:title>TexMaths</svg:title>
          <svg:desc>12§latex§$\dagger$§svg§600§TRUE§</svg:desc>
          <draw:g>
            <draw:path draw:style-name="gr2" draw:text-style-name="P2" draw:layer="layout" svg:width="0.138cm" svg:height="0.385cm" svg:x="3.339cm" svg:y="15.303cm" svg:viewBox="0 0 139 386" svg:d="M74 120c6 1 9 1 19 3 9 3 23 6 31 6 13 0 15-9 15-13 0-6-3-14-15-14-4 0-12 0-25 3-14 5-18 5-25 6 0-7 1-19 5-44 2-16 4-34 4-49 0-4 0-18-13-18-14 0-14 13-14 18 0 14 4 41 5 51 5 25 5 34 5 42-6-1-10-1-20-3-8-4-21-6-31-6-13 0-15 9-15 13 0 6 4 14 15 14 4 0 12-1 25-5 15-3 20-3 26-4 0 8-2 13-5 34-5 25-5 30-5 50 0 66 5 137 8 174 0 6 2 8 5 8 6 0 6-2 6-7 2-20 4-46 5-65 1-8 3-64 3-110 0-20 0-25-4-49-4-21-4-27-5-35z">
              <text:p/>
            </draw:path>
          </draw:g>
        </draw:g>
        <draw:line draw:style-name="gr13" draw:text-style-name="P3" draw:layer="layout" svg:x1="3.004cm" svg:y1="16.072cm" svg:x2="11.739cm" svg:y2="13.731cm">
          <text:p/>
        </draw:line>
        <draw:g>
          <svg:title>TexMaths</svg:title>
          <svg:desc>16§latex§$\vec{x}$§svg§600§TRUE§</svg:desc>
          <draw:g>
            <draw:path draw:style-name="gr2" draw:text-style-name="P2" draw:layer="layout" svg:width="0.246cm" svg:height="0.109cm" svg:x="6.817cm" svg:y="14.503cm" svg:viewBox="0 0 247 110" svg:d="M198 67c-8 6-26 22-26 32 0 6 5 11 11 11 5 0 7-3 10-6 6-8 19-24 45-37 3-2 9-5 9-11 0-7-5-8-8-11-13-8-19-19-22-32-2-5-4-13-11-13s-11 8-11 13c0 1 3 19 12 32-62 0-125 0-188 0-9 0-19 0-19 11s10 11 19 11c60 0 119 0 179 0z">
              <text:p/>
            </draw:path>
            <draw:path draw:style-name="gr2" draw:text-style-name="P2" draw:layer="layout" svg:width="0.276cm" svg:height="0.253cm" svg:x="6.739cm" svg:y="14.654cm" svg:viewBox="0 0 277 254" svg:d="M171 78c3-14 16-65 54-65 3 0 16 0 29 8-16 1-28 16-28 28 0 10 7 21 21 21 13 0 30-11 30-33 0-29-31-37-51-37-33 0-52 30-59 43-14-37-44-43-60-43-58 0-89 72-89 86 0 7 4 7 6 7 5 0 6-2 8-7 17-59 56-73 73-73 11 0 31 5 31 36 0 18-10 56-31 134-8 34-27 58-52 58-4 0-16 0-27-7 12-3 25-15 25-30 0-16-13-21-21-21-16 0-30 16-30 34 0 25 27 37 53 37 36 0 57-40 59-43 6 20 25 43 59 43 57 0 89-72 89-87 0-6-5-6-6-6-5 0-7 3-7 6-19 61-57 74-75 74-22 0-30-18-30-37 0-13 3-24 9-49 7-26 13-51 20-77z">
              <text:p/>
            </draw:path>
          </draw:g>
        </draw:g>
        <draw:line draw:style-name="gr14" draw:text-style-name="P3" draw:layer="layout" svg:x1="2.996cm" svg:y1="5.571cm" svg:x2="11.731cm" svg:y2="3.23cm">
          <text:p/>
        </draw:line>
        <draw:g>
          <svg:title>TexMaths</svg:title>
          <svg:desc>16§latex§$\vec{x}$§svg§600§TRUE§</svg:desc>
          <draw:g>
            <draw:path draw:style-name="gr2" draw:text-style-name="P2" draw:layer="layout" svg:width="0.246cm" svg:height="0.109cm" svg:x="6.818cm" svg:y="4.004cm" svg:viewBox="0 0 247 110" svg:d="M198 67c-8 6-26 22-26 32 0 6 5 11 11 11 5 0 7-3 10-6 6-8 19-24 45-37 3-2 9-5 9-11 0-7-5-8-8-11-13-8-19-19-22-32-2-5-4-13-11-13s-11 8-11 13c0 1 3 19 12 32-62 0-125 0-188 0-9 0-19 0-19 11s10 11 19 11c60 0 119 0 179 0z">
              <text:p/>
            </draw:path>
            <draw:path draw:style-name="gr2" draw:text-style-name="P2" draw:layer="layout" svg:width="0.276cm" svg:height="0.253cm" svg:x="6.74cm" svg:y="4.155cm" svg:viewBox="0 0 277 254" svg:d="M171 78c3-14 16-65 54-65 3 0 16 0 29 8-16 1-28 16-28 28 0 10 7 21 21 21 13 0 30-11 30-33 0-29-31-37-51-37-33 0-52 30-59 43-14-37-44-43-60-43-58 0-89 72-89 86 0 7 4 7 6 7 5 0 6-2 8-7 17-59 56-73 73-73 11 0 31 5 31 36 0 18-10 56-31 134-8 34-27 58-52 58-4 0-16 0-27-7 12-3 25-15 25-30 0-16-13-21-21-21-16 0-30 16-30 34 0 25 27 37 53 37 36 0 57-40 59-43 6 20 25 43 59 43 57 0 89-72 89-87 0-6-5-6-6-6-5 0-7 3-7 6-19 61-57 74-75 74-22 0-30-18-30-37 0-13 3-24 9-49 7-26 13-51 20-77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.2cm" draw:rotation="450"/>
    <draw:marker draw:name="Arrow" svg:viewBox="0 0 20 30" svg:d="M10 0l-10 30h20z"/>
    <draw:marker draw:name="Dimension_20_Line_20_Arrow" draw:display-name="Dimension Line Arrow" svg:viewBox="0 0 836 946" svg:d="M0 0v110h418 418v-110zM418 110l-418 836h836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4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5-03T23:20:11.413245552</dc:date>
    <meta:editing-duration>PT7H14M14S</meta:editing-duration>
    <meta:editing-cycles>70</meta:editing-cycles>
    <meta:generator>LibreOffice/7.3.7.2$Linux_X86_64 LibreOffice_project/30$Build-2</meta:generator>
    <meta:document-statistic meta:object-count="131"/>
  </office:meta>
</office:document-meta>
</file>